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1.143cm" style:rel-column-width="2757*"/>
    </style:style>
    <style:style style:name="Tabelle1.B" style:family="table-column">
      <style:table-column-properties style:column-width="4.65cm" style:rel-column-width="11219*"/>
    </style:style>
    <style:style style:name="Tabelle1.C" style:family="table-column">
      <style:table-column-properties style:column-width="4.389cm" style:rel-column-width="10589*"/>
    </style:style>
    <style:style style:name="Tabelle1.D" style:family="table-column">
      <style:table-column-properties style:column-width="2.12cm" style:rel-column-width="5115*"/>
    </style:style>
    <style:style style:name="Tabelle1.E" style:family="table-column">
      <style:table-column-properties style:column-width="3.44cm" style:rel-column-width="8299*"/>
    </style:style>
    <style:style style:name="Tabelle1.F" style:family="table-column">
      <style:table-column-properties style:column-width="3.069cm" style:rel-column-width="7405*"/>
    </style:style>
    <style:style style:name="Tabelle1.G" style:family="table-column">
      <style:table-column-properties style:column-width="4.022cm" style:rel-column-width="9703*"/>
    </style:style>
    <style:style style:name="Tabelle1.H" style:family="table-column">
      <style:table-column-properties style:column-width="4.33cm" style:rel-column-width="104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847cm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font-name="Arial2" fo:font-size="10pt" fo:font-style="normal" style:text-underline-style="none"/>
    </style:style>
    <style:style style:name="P11" style:family="paragraph">
      <style:paragraph-properties fo:text-align="start"/>
      <style:text-properties style:text-line-through-style="none" style:font-name="Arial3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 Black" fo:font-size="13pt" fo:font-style="normal" style:text-underline-style="none"/>
    </style:style>
    <style:style style:name="P13" style:family="paragraph">
      <style:paragraph-properties fo:text-align="center"/>
      <style:text-properties style:text-line-through-styl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wsd_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esc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wsd_contact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wsd_first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second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third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2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3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4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5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6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7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8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9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0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1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2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2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3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4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5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6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7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8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9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10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11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12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2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3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4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5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6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7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8" form:control-implementation="ooo:com.sun.star.form.component.TextField" xml:id="control38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9" form:control-implementation="ooo:com.sun.star.form.component.TextField" xml:id="control39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0" form:control-implementation="ooo:com.sun.star.form.component.TextField" xml:id="control40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1" form:control-implementation="ooo:com.sun.star.form.component.TextField" xml:id="control41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2" form:control-implementation="ooo:com.sun.star.form.component.TextField" xml:id="control42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2" form:control-implementation="ooo:com.sun.star.form.component.TextField" xml:id="control43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3" form:control-implementation="ooo:com.sun.star.form.component.TextField" xml:id="control44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4" form:control-implementation="ooo:com.sun.star.form.component.TextField" xml:id="control45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5" form:control-implementation="ooo:com.sun.star.form.component.TextField" xml:id="control46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6" form:control-implementation="ooo:com.sun.star.form.component.TextField" xml:id="control47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7" form:control-implementation="ooo:com.sun.star.form.component.TextField" xml:id="control48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8" form:control-implementation="ooo:com.sun.star.form.component.TextField" xml:id="control49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9" form:control-implementation="ooo:com.sun.star.form.component.TextField" xml:id="control50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0" form:control-implementation="ooo:com.sun.star.form.component.TextField" xml:id="control51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1" form:control-implementation="ooo:com.sun.star.form.component.TextField" xml:id="control52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2" form:control-implementation="ooo:com.sun.star.form.component.TextField" xml:id="control53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_1" form:control-implementation="ooo:com.sun.star.form.component.TextField" xml:id="control54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title" form:control-implementation="ooo:com.sun.star.form.component.TextField" xml:id="control55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" form:control-implementation="ooo:com.sun.star.form.component.TextField" xml:id="control56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2" form:control-implementation="ooo:com.sun.star.form.component.TextField" xml:id="control57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3" form:control-implementation="ooo:com.sun.star.form.component.TextField" xml:id="control58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4" form:control-implementation="ooo:com.sun.star.form.component.TextField" xml:id="control59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5" form:control-implementation="ooo:com.sun.star.form.component.TextField" xml:id="control60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6" form:control-implementation="ooo:com.sun.star.form.component.TextField" xml:id="control61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7" form:control-implementation="ooo:com.sun.star.form.component.TextField" xml:id="control62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8" form:control-implementation="ooo:com.sun.star.form.component.TextField" xml:id="control63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9" form:control-implementation="ooo:com.sun.star.form.component.TextField" xml:id="control64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0" form:control-implementation="ooo:com.sun.star.form.component.TextField" xml:id="control65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1" form:control-implementation="ooo:com.sun.star.form.component.TextField" xml:id="control66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2" form:control-implementation="ooo:com.sun.star.form.component.TextField" xml:id="control67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<draw:control text:anchor-type="as-char" draw:z-index="54" draw:style-name="gr1" draw:text-style-name="P12" svg:width="26.794cm" svg:height="1.001cm" draw:control="control55"/></text:h>
      <text:p text:style-name="Text_20_body"><draw:control text:anchor-type="as-char" draw:z-index="1" draw:style-name="gr1" draw:text-style-name="P8" svg:width="27.101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table:number-columns-spanned="5" office:value-type="string">
              <text:p text:style-name="Table_20_Heading">Teilnehmer</text:p>
            </table:table-cell>
            <table:covered-table-cell/>
            <table:covered-table-cell/>
            <table:covered-table-cell/>
            <table:covered-table-cell/>
            <table:table-cell table:style-name="Tabelle1.F1" table:number-columns-spanned="3" office:value-type="string">
              <text:p text:style-name="Table_20_Heading">Ergebnis der Prüfung und Rechtsbehelfsbelehrung</text:p>
            </table:table-cell>
            <table:covered-table-cell/>
            <table:covered-table-cell/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</text:p>
          </table:table-cell>
          <table:table-cell table:style-name="Tabelle1.A2" office:value-type="string">
            <text:p text:style-name="Table_20_Heading">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bestanden</text:p>
          </table:table-cell>
          <table:table-cell table:style-name="Tabelle1.A2" office:value-type="string">
            <text:p text:style-name="Table_20_Heading">nicht bestanden</text:p>
          </table:table-cell>
          <table:table-cell table:style-name="Tabelle1.H2" office:value-type="string">
            <text:p text:style-name="Table_20_Heading">zur Kenntnis genommen</text:p>
          </table:table-cell>
        </table:table-row>
        <table:table-row table:style-name="Tabelle1.3">
          <table:table-cell table:style-name="Tabelle1.A2" office:value-type="string">
            <text:p text:style-name="P5"><draw:control text:anchor-type="as-char" draw:z-index="55" draw:style-name="gr1" draw:text-style-name="P13" svg:width="0.929cm" svg:height="0.551cm" draw:control="control56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4.502cm" svg:height="0.551cm" draw:control="control3"/></text:p>
          </table:table-cell>
          <table:table-cell table:style-name="Tabelle1.A2" office:value-type="string">
            <text:p text:style-name="Standard"><draw:control text:anchor-type="as-char" draw:z-index="53" draw:style-name="gr1" draw:text-style-name="P9" svg:width="4.194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56" draw:style-name="gr1" draw:text-style-name="P13" svg:width="0.929cm" svg:height="0.551cm" draw:control="control57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4.502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4.194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1.925cm" svg:height="0.551cm" draw:control="control32"/></text:p>
          </table:table-cell>
          <table:table-cell table:style-name="Tabelle1.A2" office:value-type="string">
            <text:p text:style-name="Standard"><draw:control text:anchor-type="as-char" draw:z-index="42" draw:style-name="gr1" draw:text-style-name="P9" svg:width="3.245cm" svg:height="0.551cm" draw:control="control4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57" draw:style-name="gr1" draw:text-style-name="P13" svg:width="0.929cm" svg:height="0.551cm" draw:control="control58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4.502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4.194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1.925cm" svg:height="0.551cm" draw:control="control33"/></text:p>
          </table:table-cell>
          <table:table-cell table:style-name="Tabelle1.A2" office:value-type="string">
            <text:p text:style-name="Standard"><draw:control text:anchor-type="as-char" draw:z-index="43" draw:style-name="gr1" draw:text-style-name="P9" svg:width="3.245cm" svg:height="0.551cm" draw:control="control44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58" draw:style-name="gr1" draw:text-style-name="P13" svg:width="0.929cm" svg:height="0.551cm" draw:control="control59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4.502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4.194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1.925cm" svg:height="0.551cm" draw:control="control34"/></text:p>
          </table:table-cell>
          <table:table-cell table:style-name="Tabelle1.A2" office:value-type="string">
            <text:p text:style-name="Standard"><draw:control text:anchor-type="as-char" draw:z-index="44" draw:style-name="gr1" draw:text-style-name="P9" svg:width="3.245cm" svg:height="0.551cm" draw:control="control45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59" draw:style-name="gr1" draw:text-style-name="P13" svg:width="0.929cm" svg:height="0.551cm" draw:control="control60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4.502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4.194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1.925cm" svg:height="0.551cm" draw:control="control35"/></text:p>
          </table:table-cell>
          <table:table-cell table:style-name="Tabelle1.A2" office:value-type="string">
            <text:p text:style-name="Standard"><draw:control text:anchor-type="as-char" draw:z-index="45" draw:style-name="gr1" draw:text-style-name="P9" svg:width="3.245cm" svg:height="0.551cm" draw:control="control46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60" draw:style-name="gr1" draw:text-style-name="P13" svg:width="0.929cm" svg:height="0.551cm" draw:control="control61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4.502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4.194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1.925cm" svg:height="0.551cm" draw:control="control36"/></text:p>
          </table:table-cell>
          <table:table-cell table:style-name="Tabelle1.A2" office:value-type="string">
            <text:p text:style-name="Standard"><draw:control text:anchor-type="as-char" draw:z-index="46" draw:style-name="gr1" draw:text-style-name="P9" svg:width="3.245cm" svg:height="0.551cm" draw:control="control47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61" draw:style-name="gr1" draw:text-style-name="P13" svg:width="0.929cm" svg:height="0.551cm" draw:control="control62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4.502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4.194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1.925cm" svg:height="0.551cm" draw:control="control37"/></text:p>
          </table:table-cell>
          <table:table-cell table:style-name="Tabelle1.A2" office:value-type="string">
            <text:p text:style-name="Standard"><draw:control text:anchor-type="as-char" draw:z-index="47" draw:style-name="gr1" draw:text-style-name="P9" svg:width="3.245cm" svg:height="0.551cm" draw:control="control48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62" draw:style-name="gr1" draw:text-style-name="P13" svg:width="0.929cm" svg:height="0.551cm" draw:control="control63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4.502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4.194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1.925cm" svg:height="0.551cm" draw:control="control38"/></text:p>
          </table:table-cell>
          <table:table-cell table:style-name="Tabelle1.A2" office:value-type="string">
            <text:p text:style-name="Standard"><draw:control text:anchor-type="as-char" draw:z-index="48" draw:style-name="gr1" draw:text-style-name="P9" svg:width="3.245cm" svg:height="0.551cm" draw:control="control49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63" draw:style-name="gr1" draw:text-style-name="P13" svg:width="0.929cm" svg:height="0.551cm" draw:control="control64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4.502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4.194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1.925cm" svg:height="0.551cm" draw:control="control39"/></text:p>
          </table:table-cell>
          <table:table-cell table:style-name="Tabelle1.A2" office:value-type="string">
            <text:p text:style-name="Standard"><draw:control text:anchor-type="as-char" draw:z-index="49" draw:style-name="gr1" draw:text-style-name="P9" svg:width="3.245cm" svg:height="0.551cm" draw:control="control50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64" draw:style-name="gr1" draw:text-style-name="P13" svg:width="0.929cm" svg:height="0.551cm" draw:control="control65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4.502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4.194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1.925cm" svg:height="0.551cm" draw:control="control40"/></text:p>
          </table:table-cell>
          <table:table-cell table:style-name="Tabelle1.A2" office:value-type="string">
            <text:p text:style-name="Standard"><draw:control text:anchor-type="as-char" draw:z-index="50" draw:style-name="gr1" draw:text-style-name="P9" svg:width="3.245cm" svg:height="0.551cm" draw:control="control51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65" draw:style-name="gr1" draw:text-style-name="P13" svg:width="0.929cm" svg:height="0.551cm" draw:control="control66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4.502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4.194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1.925cm" svg:height="0.551cm" draw:control="control41"/></text:p>
          </table:table-cell>
          <table:table-cell table:style-name="Tabelle1.A2" office:value-type="string">
            <text:p text:style-name="Standard"><draw:control text:anchor-type="as-char" draw:z-index="51" draw:style-name="gr1" draw:text-style-name="P9" svg:width="3.245cm" svg:height="0.551cm" draw:control="control52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<draw:control text:anchor-type="as-char" draw:z-index="66" draw:style-name="gr1" draw:text-style-name="P13" svg:width="0.929cm" svg:height="0.551cm" draw:control="control67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4.502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4.194cm" svg:height="0.551cm" draw:control="control31"/></text:p>
          </table:table-cell>
          <table:table-cell table:style-name="Tabelle1.A2" office:value-type="string">
            <text:p text:style-name="Standard"><draw:control text:anchor-type="as-char" draw:z-index="41" draw:style-name="gr1" draw:text-style-name="P9" svg:width="1.925cm" svg:height="0.551cm" draw:control="control42"/></text:p>
          </table:table-cell>
          <table:table-cell table:style-name="Tabelle1.A2" office:value-type="string">
            <text:p text:style-name="Standard"><draw:control text:anchor-type="as-char" draw:z-index="52" draw:style-name="gr1" draw:text-style-name="P9" svg:width="3.245cm" svg:height="0.551cm" draw:control="control53"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H2" office:value-type="string">
            <text:p text:style-name="Table_20_Contents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2" office:value-type="string">
              <text:p text:style-name="P3"><draw:control text:anchor-type="as-char" draw:z-index="6" draw:style-name="gr1" draw:text-style-name="P11" svg:width="6.502cm" svg:height="0.701cm" draw:control="control7"/></text:p>
            </table:table-cell>
            <table:table-cell table:style-name="Tabelle2.C2" office:value-type="string">
              <text:p text:style-name="P4"><draw:control text:anchor-type="as-char" draw:z-index="7" draw:style-name="gr1" draw:text-style-name="P11" svg:width="6.502cm" svg:height="0.701cm" draw:control="control8"/></text:p>
            </table:table-cell>
            <table:table-cell table:style-name="Tabelle2.D2" office:value-type="string">
              <text:p text:style-name="P4"><draw:control text:anchor-type="as-char" draw:z-index="8" draw:style-name="gr1" draw:text-style-name="P11" svg:width="6.502cm" svg:height="0.701cm" draw:control="control9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6"/>
      <text:p text:style-name="P6"><text:s/>Rechtbehelfsbelehrung:</text:p>
      <text:p text:style-name="P2"><draw:control text:anchor-type="as-char" draw:z-index="5" draw:style-name="gr1" draw:text-style-name="P10" svg:width="27.128cm" svg:height="1.101cm" draw:control="control6"/></text:p>
      <text:p text:style-name="P1"><text:s/>Dez.L S z.K. 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 style:font-adornments="Normal"/>
    <style:font-face style:name="Avenir LT Std" svg:font-family="'Avenir LT Std'"/>
    <style:font-face style:name="Arial2" svg:font-family="Arial" style:font-adornments="Cursiva" style:font-family-generic="swiss"/>
    <style:font-face style:name="Arial3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fo:text-align="center" style:justify-single-word="false"/>
      <style:text-properties style:font-name="Arial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3.5$Linux_x86 LibreOffice_project/350m1$Build-2</meta:generator>
    <dc:date>2013-12-18T14:38:59</dc:date>
    <dc:creator>Stefan Meyer</dc:creator>
    <meta:editing-duration>PT4H57M14S</meta:editing-duration>
    <meta:editing-cycles>48</meta:editing-cycles>
    <meta:document-statistic meta:table-count="2" meta:image-count="0" meta:object-count="0" meta:page-count="1" meta:paragraph-count="84" meta:word-count="28" meta:character-count="350" meta:non-whitespace-character-count="267"/>
  </office:meta>
</office:document-meta>
</file>